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aba7" officeooo:paragraph-rsid="0016aba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92e58" officeooo:paragraph-rsid="00192e5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b2008" officeooo:paragraph-rsid="001b2008" style:font-weight-asian="bold" style:font-weight-complex="bold"/>
    </style:style>
    <style:style style:name="P4" style:family="paragraph" style:parent-style-name="Standard">
      <style:text-properties style:text-underline-style="none" fo:font-weight="normal" officeooo:rsid="0017cfca" officeooo:paragraph-rsid="0017cfca" style:font-weight-asian="normal" style:font-weight-complex="normal"/>
    </style:style>
    <style:style style:name="P5" style:family="paragraph" style:parent-style-name="Standard">
      <style:text-properties style:text-underline-style="none" fo:font-weight="normal" officeooo:rsid="00192e58" officeooo:paragraph-rsid="00192e58" style:font-weight-asian="normal" style:font-weight-complex="normal"/>
    </style:style>
    <style:style style:name="P6" style:family="paragraph" style:parent-style-name="Standard">
      <style:text-properties style:text-underline-style="none" fo:font-weight="normal" officeooo:rsid="001b2008" officeooo:paragraph-rsid="001b2008"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Watch logs agent on a running EC2 Linux instance</text:p>
      <text:p text:style-name="P1"/>
      <text:p text:style-name="P4">You can use the cloudwatch logs agent installer onan existing ec2 instance to instal and configure the cloudwatch logs agent. After installation is complete, logs automatically flow from the instance to the log stream you create while intalling the agent. The agent confirms that it has started and it stays running until you disable it.</text:p>
      <text:p text:style-name="P4"/>
      <text:p text:style-name="P4"/>
      <text:p text:style-name="P2">Step 1: configure IAM role or user for cloudwatch logs</text:p>
      <text:p text:style-name="P2"/>
      <text:p text:style-name="P5">Cloudwatch logs agent supports IAM roles and users. If your instance already has an IAM role associated with it, make sure that you include the IAM policy below. If you don’t already have an IAM role assigned to your instance, you can use IAM credentials for the </text:p>
      <text:p text:style-name="P5"/>
      <text:p text:style-name="P5"/>
      <text:p text:style-name="P3">CloudWatch put-metric-data</text:p>
      <text:p text:style-name="P3"/>
      <text:p text:style-name="P6">Publishes metric data points to Cloudwatch. Cloudwatch associates the data points with the specified metric. If the specified metric does not exist, cloudwatch creates the metric. When cloudwatch creates a metric, it can take up to fifteen minutes for the metric to appear in calls to <text:span text:style-name="T1">ListMetrics</text:spa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7:25:31.439654429</meta:creation-date>
    <dc:date>2023-07-03T17:32:02.637961703</dc:date>
    <meta:editing-duration>PT6M31S</meta:editing-duration>
    <meta:editing-cycles>4</meta:editing-cycles>
    <meta:generator>LibreOffice/7.4.5.1$Linux_X86_64 LibreOffice_project/40$Build-1</meta:generator>
    <meta:document-statistic meta:table-count="0" meta:image-count="0" meta:object-count="0" meta:page-count="1" meta:paragraph-count="6" meta:word-count="170" meta:character-count="1030" meta:non-whitespace-character-count="865"/>
  </office:meta>
</office:document-meta>
</file>